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fe000" officeooo:paragraph-rsid="000fe000"/>
    </style:style>
    <style:style style:name="P2" style:family="paragraph" style:parent-style-name="Standard">
      <style:text-properties fo:language="uk" fo:country="UA" officeooo:rsid="000fe000" officeooo:paragraph-rsid="000fe000"/>
    </style:style>
    <style:style style:name="P3" style:family="paragraph" style:parent-style-name="Standard">
      <style:text-properties fo:language="uk" fo:country="UA" officeooo:rsid="0011d0d4" officeooo:paragraph-rsid="000fe000"/>
    </style:style>
    <style:style style:name="P4" style:family="paragraph" style:parent-style-name="Standard">
      <style:text-properties fo:language="en" fo:country="US" officeooo:rsid="000fe000" officeooo:paragraph-rsid="000fe000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11d0d4"/>
    </style:style>
    <style:style style:name="T3" style:family="text">
      <style:text-properties fo:language="uk" fo:country="UA" officeooo:rsid="00128af1"/>
    </style:style>
    <style:style style:name="T4" style:family="text">
      <style:text-properties fo:language="uk" fo:country="UA" officeooo:rsid="0012b6f9"/>
    </style:style>
    <style:style style:name="T5" style:family="text">
      <style:text-properties fo:language="uk" fo:country="UA" officeooo:rsid="00132f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um – <text:span text:style-name="T1">Горбуша</text:span></text:p>
      <text:p text:style-name="P2">Steelhead — Сталеголовий</text:p>
      <text:p text:style-name="P2">Steel Eel — Сталевуж</text:p>
      <text:p text:style-name="P2">Flyfish — Тобіко</text:p>
      <text:p text:style-name="P1"><text:span text:style-name="T1">Maws — </text:span><text:span text:style-name="T2">Ловець</text:span></text:p>
      <text:p text:style-name="P3">Stinger — Струменева Кета</text:p>
      <text:p text:style-name="P3">Drizzler — Погодець</text:p>
      <text:p text:style-name="P1"><text:span text:style-name="T2">Goldie — </text:span><text:span text:style-name="T3">Злата</text:span></text:p>
      <text:p text:style-name="P1"><text:span text:style-name="T3">Scrapper</text:span><text:span text:style-name="T4"> - <text:s/></text:span><text:span text:style-name="T5">Щиториб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4:05:17.363000000</meta:creation-date>
    <dc:date>2024-11-26T16:25:14.805000000</dc:date>
    <meta:editing-duration>PT2M3S</meta:editing-duration>
    <meta:editing-cycles>2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9" meta:word-count="21" meta:character-count="164" meta:non-whitespace-character-count="143"/>
  </office:meta>
</office:document-meta>
</file>